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note">
      <style:text-properties officeooo:rsid="0018dfa0" officeooo:paragraph-rsid="0018dfa0"/>
    </style:style>
    <style:style style:name="P2" style:family="paragraph" style:parent-style-name="Footnote">
      <style:text-properties officeooo:rsid="0018dfa0" officeooo:paragraph-rsid="0019c705"/>
    </style:style>
    <style:style style:name="P3" style:family="paragraph" style:parent-style-name="Standard">
      <style:text-properties officeooo:rsid="0013f9fe" officeooo:paragraph-rsid="0013f9fe"/>
    </style:style>
    <style:style style:name="P4" style:family="paragraph" style:parent-style-name="Standard">
      <style:text-properties officeooo:rsid="0013f9fe" officeooo:paragraph-rsid="0016dfab"/>
    </style:style>
    <style:style style:name="P5" style:family="paragraph" style:parent-style-name="Standard">
      <style:text-properties officeooo:rsid="0016dfab" officeooo:paragraph-rsid="0016dfab"/>
    </style:style>
    <style:style style:name="P6" style:family="paragraph" style:parent-style-name="Standard">
      <style:text-properties officeooo:rsid="0016dfab" officeooo:paragraph-rsid="001ea5d0"/>
    </style:style>
    <style:style style:name="P7" style:family="paragraph" style:parent-style-name="Standard">
      <style:text-properties officeooo:rsid="0018dfa0" officeooo:paragraph-rsid="0018dfa0"/>
    </style:style>
    <style:style style:name="P8" style:family="paragraph" style:parent-style-name="Standard">
      <style:text-properties officeooo:rsid="0019c035" officeooo:paragraph-rsid="0019c035"/>
    </style:style>
    <style:style style:name="P9" style:family="paragraph" style:parent-style-name="Standard">
      <style:text-properties officeooo:rsid="001a1a4c" officeooo:paragraph-rsid="001a1a4c"/>
    </style:style>
    <style:style style:name="P10" style:family="paragraph" style:parent-style-name="Standard">
      <style:text-properties officeooo:rsid="001bbd67" officeooo:paragraph-rsid="001bbd67"/>
    </style:style>
    <style:style style:name="P11" style:family="paragraph" style:parent-style-name="Standard">
      <style:text-properties officeooo:rsid="001db22a" officeooo:paragraph-rsid="001db22a"/>
    </style:style>
    <style:style style:name="P12" style:family="paragraph" style:parent-style-name="Standard">
      <style:text-properties officeooo:rsid="001ea5d0" officeooo:paragraph-rsid="001ea5d0"/>
    </style:style>
    <style:style style:name="P13" style:family="paragraph" style:parent-style-name="Standard" style:list-style-name="L1">
      <style:text-properties officeooo:rsid="0019c705" officeooo:paragraph-rsid="0019c705"/>
    </style:style>
    <style:style style:name="P14" style:family="paragraph" style:parent-style-name="Standard" style:list-style-name="L1">
      <style:text-properties officeooo:rsid="001a1a4c" officeooo:paragraph-rsid="001a1a4c"/>
    </style:style>
    <style:style style:name="P15" style:family="paragraph" style:parent-style-name="Standard">
      <style:text-properties officeooo:rsid="0021f708" officeooo:paragraph-rsid="0021f7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63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hy <text:span text:style-name="T2">shouldn’t I eat meat?</text:span></text:p>
      <text:p text:style-name="P4"/>
      <text:p text:style-name="P5">Because animal cruelty is the price we pay for cheap meat.</text:p>
      <text:p text:style-name="P4"/>
      <text:p text:style-name="P6">By eating meat, you are are supporting a meat industry that is <text:span text:style-name="T1">mostly cruel to animals</text:span>. </text:p>
      <text:p text:style-name="P6"/>
      <text:p text:style-name="P12">The meat industry is not interested in animal welfare, it is interested in making profit. Therefore, they let animal cruelty to happen because it help</text:p>
      <text:p text:style-name="P5"/>
      <text:p text:style-name="P8">Here are examples of animal cruelty that happen on a daily basis to millions of animals:</text:p>
      <text:p text:style-name="P8"/>
      <text:list xml:id="list703726360290562379" text:style-name="L1">
        <text:list-item>
          <text:p text:style-name="P13">Pigs<text:note text:id="ftn1" text:note-class="footnote"><text:note-citation>1</text:note-citation><text:note-body><text:p text:style-name="P2">https://www.rollingstone.com/feature/belly-beast-meat-factory-farms-animal-activists</text:p></text:note-body></text:note></text:p>
        </text:list-item>
        <text:list-item>
          <text:p text:style-name="P14">Many animals don’t get to the feeder, Peter Singer quote.</text:p>
        </text:list-item>
      </text:list>
      <text:p text:style-name="P5"/>
      <text:p text:style-name="P9">But even if these accounts are over-exaggerated </text:p>
      <text:p text:style-name="P5"/>
      <text:p text:style-name="P7">In case, you <text:note text:id="ftn2" text:note-class="footnote"><text:note-citation>2</text:note-citation><text:note-body><text:p text:style-name="P1">https://www.rollingstone.com/feature/belly-beast-meat-factory-farms-animal-activists</text:p></text:note-body></text:note></text:p>
      <text:p text:style-name="P7"/>
      <text:p text:style-name="P10">What about animals? </text:p>
      <text:p text:style-name="P10"/>
      <text:p text:style-name="P11">While there are some</text:p>
      <text:p text:style-name="P7"/>
      <text:p text:style-name="P7"/>
      <text:p text:style-name="P5"/>
      <text:p text:style-name="P5"/>
      <text:p text:style-name="P3"/>
      <text:p text:style-name="P15">And shouldn’t we say the same about the conduct of workers in a Califor-</text:p>
      <text:p text:style-name="P15">nia factory farm who, as another secret videotape showed, pushed cattle</text:p>
      <text:p text:style-name="P15">too sick to walk around with a forklif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0:32:01.823949823</meta:creation-date>
    <dc:date>2018-05-29T15:29:14.068678455</dc:date>
    <meta:editing-duration>PT23M8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39" meta:character-count="926" meta:non-whitespace-character-count="802"/>
  </office:meta>
</office:document-meta>
</file>